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70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ZZZZ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2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3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0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3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5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7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8:37:54.072015016</meta:creation-date>
    <dc:date>2018-04-24T08:39:26.384047530</dc:date>
    <meta:editing-duration>PT1M32S</meta:editing-duration>
    <meta:editing-cycles>1</meta:editing-cycles>
    <meta:generator>LibreOffice/6.0.3.2$Linux_X86_64 LibreOffice_project/00m0$Build-2</meta:generator>
    <meta:document-statistic meta:table-count="1" meta:cell-count="13524" meta:object-count="0"/>
  </office:meta>
</office:document-meta>
</file>